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9c63" officeooo:paragraph-rsid="00029c63"/>
    </style:style>
    <style:style style:name="P2" style:family="paragraph" style:parent-style-name="Standard">
      <style:text-properties fo:font-weight="bold" officeooo:rsid="00029c63" officeooo:paragraph-rsid="00029c63" style:font-weight-asian="bold" style:font-weight-complex="bold"/>
    </style:style>
    <style:style style:name="P3" style:family="paragraph" style:parent-style-name="Standard">
      <style:text-properties fo:font-weight="bold" officeooo:rsid="00033886" officeooo:paragraph-rsid="00033886" style:font-weight-asian="bold" style:font-weight-complex="bold"/>
    </style:style>
    <style:style style:name="P4" style:family="paragraph" style:parent-style-name="Standard">
      <style:text-properties fo:font-weight="normal" officeooo:rsid="00029c63" officeooo:paragraph-rsid="00029c63" style:font-weight-asian="normal" style:font-weight-complex="normal"/>
    </style:style>
    <style:style style:name="P5" style:family="paragraph" style:parent-style-name="Standard">
      <style:text-properties fo:font-weight="normal" officeooo:rsid="00033886" officeooo:paragraph-rsid="00033886" style:font-weight-asian="normal" style:font-weight-complex="normal"/>
    </style:style>
    <style:style style:name="T1" style:family="text">
      <style:text-properties officeooo:rsid="00029c63"/>
    </style:style>
    <style:style style:name="T2" style:family="text">
      <style:text-properties style:text-position="super 58%"/>
    </style:style>
    <style:style style:name="T3" style:family="text">
      <style:text-properties style:text-position="super 58%" officeooo:rsid="00029c63"/>
    </style:style>
    <style:style style:name="T4" style:family="text">
      <style:text-properties style:text-position="super 58%" officeooo:rsid="00033886"/>
    </style:style>
    <style:style style:name="T5" style:family="text">
      <style:text-properties style:text-position="0% 100%"/>
    </style:style>
    <style:style style:name="T6" style:family="text">
      <style:text-properties style:text-position="0% 100%" officeooo:rsid="00029c63"/>
    </style:style>
    <style:style style:name="T7" style:family="text">
      <style:text-properties style:text-position="0% 100%" officeooo:rsid="000338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Hola y bienvenido de nuevo en esta lección aprenderemos los métodos para resolver las ecuaciones cuadráticas, primeramente y como ya había dicho anteriormente, tengan en mente que pueden tener dos soluciones, les explicare porque luego, y empezando con los métodos el primero es la factoriazación, lo que se trata es de factorizar el trinomio cuadrado como el producto de dos factores lineales es decir</text:span></text:p>
      <text:p text:style-name="Standard"><text:tab/><text:tab/><text:tab/><text:tab/><text:tab/><text:span text:style-name="T1">ax</text:span><text:span text:style-name="T3">2</text:span><text:span text:style-name="T6">+bx+c=(Ax+B)(Cx+D)</text:span></text:p>
      <text:p text:style-name="P1"><text:span text:style-name="T5">de este modo si </text:span></text:p>
      <text:p text:style-name="P1"><text:span text:style-name="T5"><text:tab/><text:tab/><text:tab/><text:tab/><text:tab/>ax</text:span><text:span text:style-name="T2">2</text:span><text:span text:style-name="T5">+bx+c=0</text:span></text:p>
      <text:p text:style-name="P1"><text:span text:style-name="T5">entonces </text:span></text:p>
      <text:p text:style-name="P1"><text:span text:style-name="T5"><text:tab/><text:tab/><text:tab/><text:tab/><text:tab/>(Ax+B)(Cx+D)=0</text:span></text:p>
      <text:p text:style-name="P1"><text:span text:style-name="T5">y lo que haremos sera encontrar un valor de x de al sustituirlo en la esta ultima ecuación vuelva cero </text:span><text:span text:style-name="T7">algún</text:span><text:span text:style-name="T5"> factor, y todo, cualquier cosa, multiplicado por 0 es igual a cero por lo tanto satisface nuestra igualdad, veamos algunos ejemplos para que quede más claro, </text:span></text:p>
      <text:p text:style-name="P1"><text:span text:style-name="T5"/></text:p>
      <text:p text:style-name="P2"><text:span text:style-name="T7">AQUÍ</text:span><text:span text:style-name="T5"> </text:span><text:span text:style-name="T7">ESCRIBIRÉ</text:span><text:span text:style-name="T5"> LOS EJEMPLOS DE LA PAGINA 146</text:span></text:p>
      <text:p text:style-name="P2"><text:span text:style-name="T5"/></text:p>
      <text:p text:style-name="P4"><text:span text:style-name="T5">el siguiente </text:span><text:span text:style-name="T7">método</text:span><text:span text:style-name="T5"> que veremos s</text:span><text:span text:style-name="T7">e llama método de la raíz cuadrada, sirve para resolver ecuaciones cuadráticas que tienen una forma así</text:span></text:p>
      <text:p text:style-name="P4"><text:span text:style-name="T7"><text:tab/><text:tab/><text:tab/><text:tab/><text:tab/><text:tab/>x</text:span><text:span text:style-name="T4">2</text:span><text:span text:style-name="T7">=d</text:span></text:p>
      <text:p text:style-name="P5"><text:span text:style-name="T5">podemos reescribir la ecuación así </text:span></text:p>
      <text:p text:style-name="P5"><text:span text:style-name="T5"><text:tab/><text:tab/><text:tab/><text:tab/><text:tab/><text:tab/> x</text:span><text:span text:style-name="T2">2</text:span><text:span text:style-name="T5">-d=0</text:span></text:p>
      <text:p text:style-name="P5"><text:span text:style-name="T5">y se factoriza así </text:span></text:p>
      <text:p text:style-name="P5"><text:span text:style-name="T5"><text:tab/><text:tab/><text:tab/><text:tab/><text:tab/><text:tab/>(x-raizd)(x+raizd)=0</text:span></text:p>
      <text:p text:style-name="P5"><text:span text:style-name="T5">por lo que sus raíces o soluciones son x=raizd <text:s text:c="2"/>y x =-raizd</text:span></text:p>
      <text:p text:style-name="P5"><text:span text:style-name="T5"/></text:p>
      <text:p text:style-name="P5"><text:span text:style-name="T5">veamos algunos ejemplos para que quede más claro</text:span></text:p>
      <text:p text:style-name="P5"><text:span text:style-name="T5"/></text:p>
      <text:p text:style-name="P3"><text:span text:style-name="T5">Ejemplos Pagina 147</text:span></text:p>
      <text:p text:style-name="P3"><text:span text:style-name="T5"/></text:p>
      <text:p text:style-name="P5"><text:span text:style-name="T5">la próxima clase veremos otros dos métodos que me parecen más interesantes, pero quiero hacer inca pie en que la base de todos los métodos esta en la factorización si podemos factorizar bien entonces no tendremos ningún problema con resolver ecuaciones cuadráticas sean las que sean, y factorizar es una habilidad que se va desarrollando mediante practica. </text:span></text:p>
      <text:p text:style-name="P3"><text:span text:style-name="T5"/></text:p>
      <text:p text:style-name="P3"><text:span text:style-name="T5"/></text:p>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11:30:49.701000000</meta:creation-date>
    <dc:date>2019-06-15T11:51:02.274000000</dc:date>
    <meta:editing-duration>PT9M32S</meta:editing-duration>
    <meta:editing-cycles>1</meta:editing-cycles>
    <meta:document-statistic meta:table-count="0" meta:image-count="0" meta:object-count="0" meta:page-count="1" meta:paragraph-count="18" meta:word-count="241" meta:character-count="1521" meta:non-whitespace-character-count="1256"/>
    <meta:generator>LibreOffice/6.2.2.2$Windows_X86_64 LibreOffice_project/2b840030fec2aae0fd2658d8d4f9548af4e3518d</meta:generator>
  </office:meta>
</office:document-meta>
</file>